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ans Serif" svg:font-family="'CMU Sans Serif'" style:font-pitch="variable"/>
    <style:font-face style:name="CMU Sans Serif1" svg:font-family="'CMU Sans Serif'" style:font-family-generic="modern"/>
    <style:font-face style:name="CMU Sans Serif2" svg:font-family="'CMU Sans Serif'" style:font-family-generic="modern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79cm" svg:stroke-color="#c55a11" draw:stroke-linejoin="miter" svg:stroke-linecap="butt" draw:fill="solid" draw:fill-color="#ffffff" draw:textarea-vertical-align="middle" draw:auto-grow-height="false" draw:fit-to-size="false" style:shrink-to-fit="false" fo:min-height="2.039cm" fo:min-width="1.785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1.293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9cm" svg:stroke-color="#8faadc" draw:stroke-linejoin="miter" svg:stroke-linecap="butt" draw:fill="solid" draw:fill-color="#8faadc" draw:textarea-vertical-align="middle" draw:auto-grow-height="false" draw:fit-to-size="false" style:shrink-to-fit="false" fo:min-height="0.834cm" fo:min-width="0.5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91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308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88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butt" draw:fill="none" draw:textarea-vertical-align="top" draw:auto-grow-height="false" fo:min-height="0cm" fo:min-width="1.257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9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1.27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8faadc" draw:marker-end="msArrowEnd_20_5" draw:marker-end-width="0.318cm" draw:marker-end-center="false" draw:stroke-linejoin="miter" svg:stroke-linecap="butt" draw:fill="none" draw:textarea-vertical-align="top" draw:auto-grow-height="false" fo:min-height="0.755cm" fo:min-width="1.314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.079cm" svg:stroke-color="#000000" draw:stroke-linejoin="miter" svg:stroke-linecap="butt" draw:fill="solid" draw:fill-color="#ffffff" draw:textarea-vertical-align="middle" draw:auto-grow-height="false" draw:fit-to-size="false" style:shrink-to-fit="false" fo:min-height="2.286cm" fo:min-width="2.03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>
      <style:graphic-properties style:protect="size"/>
    </style:style>
    <style:style style:name="pr1" style:family="presentation" style:parent-style-name="Leer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8faadc"/>
      <style:paragraph-properties fo:text-align="center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6pt" fo:letter-spacing="normal" fo:language="de" fo:country="DE" fo:font-style="normal" style:text-underline-style="none" fo:font-weight="normal" fo:background-color="transparent" style:font-name-asian="CMU Sans Serif1" style:font-size-asian="46pt" style:font-style-asian="normal" style:font-weight-asian="normal" style:font-name-complex="CMU Sans Serif" style:font-size-complex="4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MU Sans Serif" fo:font-size="40pt" fo:letter-spacing="normal" fo:language="de" fo:country="DE" fo:font-style="normal" style:text-underline-style="none" fo:font-weight="normal" fo:background-color="transparent" style:font-name-asian="CMU Sans Serif1" style:font-size-asian="40pt" style:font-style-asian="normal" style:font-weight-asian="normal" style:font-name-complex="CMU Sans Serif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afabab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faba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Textfeld 59" draw:style-name="gr1" draw:text-style-name="P2" draw:layer="layout" svg:width="9.414cm" svg:height="2.196cm" svg:x="16.343cm" svg:y="0.418cm">
          <text:p text:style-name="P1"><text:span text:style-name="T1">L</text:span><text:span text:style-name="T1">2</text:span><text:span text:style-name="T1">[</text:span><text:span text:style-name="T1">[</text:span><text:span text:style-name="T1">3</text:span><text:span text:style-name="T1">]</text:span><text:span text:style-name="T1">]</text:span><text:span text:style-name="T1"> </text:span><text:span text:style-name="T1">=</text:span><text:span text:style-name="T1"> </text:span><text:span text:style-name="T1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6">
          <draw:custom-shape draw:name="Rechteck: abgerundete Ecken 60" draw:style-name="gr2" draw:text-style-name="P3" draw:layer="layout" svg:width="2.539cm" svg:height="2.539cm" svg:x="13.141cm" svg:y="3.959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61" draw:style-name="gr3" draw:text-style-name="P2" draw:layer="layout" svg:width="1.995cm" svg:height="3.635cm" svg:x="13.386cm" svg:y="4.315cm">
            <text:p text:style-name="P1"><text:span text:style-name="T2">L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2" draw:style-name="gr4" draw:text-style-name="P3" draw:layer="layout" svg:width="2.539cm" svg:height="2.539cm" svg:x="17.475cm" svg:y="3.9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63" draw:style-name="gr5" draw:text-style-name="P4" draw:layer="layout" svg:width="1.793cm" svg:height="0.012cm" svg:x="15.681cm" svg:y="5.22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64" draw:style-name="gr4" draw:text-style-name="P3" draw:layer="layout" svg:width="2.539cm" svg:height="2.539cm" svg:x="20.015cm" svg:y="3.9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5" draw:style-name="gr4" draw:text-style-name="P3" draw:layer="layout" svg:width="2.539cm" svg:height="2.539cm" svg:x="22.555cm" svg:y="3.97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66" draw:style-name="gr6" draw:text-style-name="P5" draw:layer="layout" svg:width="1.538cm" svg:height="1.538cm" svg:x="17.976cm" svg:y="4.47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67" draw:style-name="gr7" draw:text-style-name="P4" draw:layer="layout" svg:width="0.476cm" svg:height="1.541cm" svg:x="18.268cm" svg:y="6.01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Rechteck 68" draw:style-name="gr8" draw:text-style-name="P7" draw:layer="layout" svg:width="2.539cm" svg:height="2.539cm" svg:x="16.998cm" svg:y="7.55cm">
            <text:p text:style-name="P6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9" draw:style-name="gr9" draw:text-style-name="P2" draw:layer="layout" svg:width="1.396cm" svg:height="1.942cm" svg:x="17.569cm" svg:y="8.05cm">
            <text:p text:style-name="P1"><text:span text:style-name="T2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0" draw:style-name="gr10" draw:text-style-name="P7" draw:layer="layout" svg:width="2.539cm" svg:height="2.539cm" svg:x="20.015cm" svg:y="7.55cm">
            <text:p text:style-name="P6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1" draw:style-name="gr11" draw:text-style-name="P2" draw:layer="layout" svg:width="1.396cm" svg:height="1.942cm" svg:x="20.587cm" svg:y="8.05cm">
            <text:p text:style-name="P1"><text:span text:style-name="T2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72" draw:style-name="gr6" draw:text-style-name="P5" draw:layer="layout" svg:width="1.538cm" svg:height="1.538cm" svg:x="20.519cm" svg:y="4.45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73" draw:style-name="gr12" draw:text-style-name="P4" draw:layer="layout" svg:width="0.002cm" svg:height="1.558cm" svg:x="21.285cm" svg:y="5.99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Rechteck 74" draw:style-name="gr13" draw:text-style-name="P7" draw:layer="layout" svg:width="2.539cm" svg:height="2.539cm" svg:x="23.033cm" svg:y="7.55cm">
            <text:p text:style-name="P6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5" draw:style-name="gr14" draw:text-style-name="P2" draw:layer="layout" svg:width="1.396cm" svg:height="1.942cm" svg:x="23.604cm" svg:y="8.05cm">
            <text:p text:style-name="P1"><text:span text:style-name="T2">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76" draw:style-name="gr6" draw:text-style-name="P5" draw:layer="layout" svg:width="1.538cm" svg:height="1.538cm" svg:x="23.059cm" svg:y="4.47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77" draw:style-name="gr15" draw:text-style-name="P4" draw:layer="layout" svg:width="0.473cm" svg:height="1.538cm" svg:x="23.829cm" svg:y="6.0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: abgerundete Ecken 78" draw:style-name="gr2" draw:text-style-name="P3" draw:layer="layout" svg:width="2.539cm" svg:height="2.539cm" svg:x="13.178cm" svg:y="11.174cm">
            <text:p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feld 79" draw:style-name="gr16" draw:text-style-name="P2" draw:layer="layout" svg:width="1.995cm" svg:height="3.635cm" svg:x="13.386cm" svg:y="11.599cm">
            <text:p text:style-name="P1"><text:span text:style-name="T2">L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80" draw:style-name="gr17" draw:text-style-name="P4" draw:layer="layout" svg:width="1.757cm" svg:height="0.042cm" svg:x="15.718cm" svg:y="12.40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feld 81" draw:style-name="gr18" draw:text-style-name="P2" draw:layer="layout" svg:width="2.37cm" svg:height="1.011cm" svg:x="22.879cm" svg:y="2.918cm">
            <text:p text:style-name="P1"><text:span text:style-name="T4">0x21a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2" draw:style-name="gr4" draw:text-style-name="P3" draw:layer="layout" svg:width="2.539cm" svg:height="2.539cm" svg:x="17.475cm" svg:y="11.1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3" draw:style-name="gr4" draw:text-style-name="P3" draw:layer="layout" svg:width="2.539cm" svg:height="2.539cm" svg:x="20.015cm" svg:y="11.1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4" draw:style-name="gr4" draw:text-style-name="P3" draw:layer="layout" svg:width="2.539cm" svg:height="2.539cm" svg:x="22.555cm" svg:y="11.1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Ellipse 85" draw:style-name="gr6" draw:text-style-name="P5" draw:layer="layout" svg:width="1.538cm" svg:height="1.538cm" svg:x="17.976cm" svg:y="11.63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86" draw:style-name="gr6" draw:text-style-name="P5" draw:layer="layout" svg:width="1.538cm" svg:height="1.538cm" svg:x="20.519cm" svg:y="11.6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87" draw:style-name="gr6" draw:text-style-name="P5" draw:layer="layout" svg:width="1.538cm" svg:height="1.538cm" svg:x="23.059cm" svg:y="11.63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rade Verbindung mit Pfeil 89" draw:style-name="gr19" draw:text-style-name="P4" draw:layer="layout" svg:width="0.476cm" svg:height="1.54cm" svg:x="18.268cm" svg:y="10.0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Gerade Verbindung mit Pfeil 92" draw:style-name="gr20" draw:text-style-name="P4" draw:layer="layout" svg:width="0.002cm" svg:height="1.52cm" svg:x="21.285cm" svg:y="10.09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Gerade Verbindung mit Pfeil 95" draw:style-name="gr21" draw:text-style-name="P4" draw:layer="layout" svg:width="1.814cm" svg:height="1.005cm" svg:x="24.373cm" svg:y="10.84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Rechteck 101" draw:style-name="gr22" draw:text-style-name="P7" draw:layer="layout" svg:width="2.539cm" svg:height="2.539cm" svg:x="26.231cm" svg:y="9.581cm">
            <text:p text:style-name="P6"><text:span text:style-name="T3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2" draw:style-name="gr23" draw:text-style-name="P2" draw:layer="layout" svg:width="1.396cm" svg:height="1.942cm" svg:x="26.8cm" svg:y="10.09cm">
            <text:p text:style-name="P1"><text:span text:style-name="T2">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03" draw:style-name="gr24" draw:text-style-name="P2" draw:layer="layout" svg:width="2.4cm" svg:height="1.011cm" svg:x="22.865cm" svg:y="13.751cm">
            <text:p text:style-name="P1"><text:span text:style-name="T4">1x65b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ans Serif" svg:font-family="'CMU Sans Serif'" style:font-pitch="variable"/>
    <style:font-face style:name="CMU Sans Serif1" svg:font-family="'CMU Sans Serif'" style:font-family-generic="modern"/>
    <style:font-face style:name="CMU Sans Serif2" svg:font-family="'CMU Sans Serif'" style:font-family-generic="modern" style:font-pitch="variable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modern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2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2.1000003814697pt" style:font-style-asian="normal" style:font-weight-asian="normal" style:font-name-complex="Lohit Devanagari" style:font-family-complex="'Lohit Devanagari'" style:font-family-generic-complex="system" style:font-pitch-complex="variable" style:font-size-complex="22.1000003814697pt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5.8000001907349pt" fo:letter-spacing="normal" fo:font-style="normal" style:text-underline-style="none" fo:font-weight="normal" fo:background-color="transparent" style:font-size-asian="15.8000001907349pt" style:font-style-asian="normal" style:font-weight-asian="normal" style:font-size-complex="15.8000001907349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999998092651pt" fo:letter-spacing="normal" fo:font-style="normal" style:text-underline-style="none" fo:font-weight="normal" fo:background-color="transparent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1999998092651pt" fo:letter-spacing="normal" fo:font-style="normal" style:text-underline-style="none" fo:font-weight="normal" fo:background-color="transparent" style:font-size-asian="14.1999998092651pt" style:font-style-asian="normal" style:font-weight-asian="normal" style:font-size-complex="14.1999998092651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8cm" fo:page-height="15.00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8.70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.39999961853027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9.39999961853027pt" fo:letter-spacing="normal" fo:language="en" fo:country="GB" fo:font-style="normal" style:text-underline-style="none" fo:font-weight="normal" fo:background-color="transparent" style:font-size-asian="9.39999961853027pt" style:font-style-asian="normal" style:font-weight-asian="normal" style:font-size-complex="9.3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Leer" style:page-layout-name="PM1" draw:style-name="Mdp1">
      <draw:frame draw:name="Date Placeholder 1" presentation:style-name="Mpr1" draw:text-style-name="MP6" draw:layer="backgroundobjects" svg:width="10.799cm" svg:height="0.798cm" svg:x="3.3cm" svg:y="13.905cm" presentation:class="date-time" presentation:user-transformed="true">
        <draw:text-box>
          <text:p text:style-name="MP5"><text:span text:style-name="MT1"><presentation:date-time/></text:span></text:p>
        </draw:text-box>
      </draw:frame>
      <draw:frame draw:name="Footer Placeholder 2" presentation:style-name="Mpr1" draw:text-style-name="MP6" draw:layer="backgroundobjects" svg:width="16.199cm" svg:height="0.798cm" svg:x="15.9cm" svg:y="13.905cm" presentation:class="footer" presentation:user-transformed="true">
        <draw:text-box>
          <text:p text:style-name="MP7"><presentation:footer/></text:p>
        </draw:text-box>
      </draw:frame>
      <draw:frame draw:name="Slide Number Placeholder 3" presentation:style-name="Mpr1" draw:text-style-name="MP6" draw:layer="backgroundobjects" svg:width="10.799cm" svg:height="0.798cm" svg:x="33.9cm" svg:y="13.905cm" presentation:class="page-number" presentation:user-transformed="true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Dirk Ostwald</meta:initial-creator>
    <dc:creator>Belinda Fleischmann</dc:creator>
    <meta:editing-cycles>5</meta:editing-cycles>
    <meta:creation-date>2021-04-11T11:23:04</meta:creation-date>
    <dc:date>2023-11-14T15:34:56.068201734</dc:date>
    <meta:editing-duration>PT39S</meta:editing-duration>
    <meta:generator>LibreOffice/7.3.7.2$Linux_X86_64 LibreOffice_project/30$Build-2</meta:generator>
    <meta:document-statistic meta:object-count="57"/>
    <meta:user-defined meta:name="AppVersion">16.0000</meta:user-defined>
    <meta:user-defined meta:name="PresentationFormat">Benutzerdefiniert</meta:user-defined>
    <meta:user-defined meta:name="Slides" meta:value-type="float">1</meta:user-defined>
    <meta:template xlink:type="simple" xlink:actuate="onRequest" xlink:title="Office Theme" xlink:href=""/>
  </office:meta>
</office:document-meta>
</file>